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NR K1 Class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office:value-type="float" office:value="64" calcext:value-type="float">
            <text:p>64</text:p>
          </table:table-cell>
          <table:table-cell table:style-name="ce44" office:value-type="float" office:value="24.5" calcext:value-type="float">
            <text:p>24.5</text:p>
          </table:table-cell>
          <table:table-cell table:style-name="ce44" office:value-type="float" office:value="1309" calcext:value-type="float">
            <text:p>1309</text:p>
          </table:table-cell>
          <table:table-cell table:style-name="ce48" table:formula="of:=[.H265]/[.G265]" office:value-type="float" office:value="53.4285714285714" calcext:value-type="float">
            <text:p>53.4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4" calcext:value-type="float">
            <text:p>104</text:p>
          </table:table-cell>
          <table:table-cell table:style-name="ce73" table:formula="of:=([.H265]/2.5)*0.7457" office:value-type="float" office:value="390.44852" calcext:value-type="float">
            <text:p>390</text:p>
          </table:table-cell>
          <table:table-cell table:style-name="ce78" table:formula="of:=MIN(([.G265]*[.O265])*[.N265]*[.P265];[.L265])" office:value-type="float" office:value="363.843209006203" calcext:value-type="float">
            <text:p>3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254" calcext:value-type="float">
            <text:p>254</text:p>
          </table:table-cell>
          <table:table-cell table:style-name="ce11"/>
          <table:table-cell table:style-name="ce242" table:formula="of:=([.O265]/([.E265]*0.5))*[.G265]" office:value-type="float" office:value="11.4961538461538" calcext:value-type="float">
            <text:p>11.50</text:p>
          </table:table-cell>
          <table:table-cell table:style-name="ce242" table:formula="of:=[.O265]/[.F265]" office:value-type="float" office:value="0.4765625" calcext:value-type="float">
            <text:p>0.48</text:p>
          </table:table-cell>
          <table:table-cell table:style-name="ce247" table:formula="of:=([.S265]*1000)/[.T265]" office:value-type="float" office:value="0" calcext:value-type="float">
            <text:p>0.00</text:p>
          </table:table-cell>
          <table:table-cell table:style-name="ce104" office:value-type="string" calcext:value-type="string">
            <text:p>https://www.lner.info/locos/K/k1k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6]/[.G26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6]/2.5)*0.7457" office:value-type="float" office:value="317.6682" calcext:value-type="float">
            <text:p>318</text:p>
          </table:table-cell>
          <table:table-cell table:style-name="ce78" table:formula="of:=MIN(([.G266]*[.O266])*[.N266]*[.P266];[.L26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9.93103448275862" calcext:value-type="float">
            <text:p>9.93</text:p>
          </table:table-cell>
          <table:table-cell table:style-name="ce242" table:formula="of:=[.O266]/[.F266]" office:value-type="float" office:value="0.413793103448276" calcext:value-type="float">
            <text:p>0.41</text:p>
          </table:table-cell>
          <table:table-cell table:style-name="ce247" table:formula="of:=([.S266]*1000)/[.T26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7]/[.G26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7]/2.5)*0.7457" office:value-type="float" office:value="377.3242" calcext:value-type="float">
            <text:p>377</text:p>
          </table:table-cell>
          <table:table-cell table:style-name="ce78" table:formula="of:=MIN(([.G267]*[.O267])*[.N267]*[.P267];[.L26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7142857142857" calcext:value-type="float">
            <text:p>11.71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8]/[.G26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8]/2.5)*0.7457" office:value-type="float" office:value="441.4544" calcext:value-type="float">
            <text:p>441</text:p>
          </table:table-cell>
          <table:table-cell table:style-name="ce78" table:formula="of:=MIN(([.G268]*[.O268])*[.N268]*[.P268];[.L26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2.0422857142857" calcext:value-type="float">
            <text:p>12.04</text:p>
          </table:table-cell>
          <table:table-cell table:style-name="ce242" table:formula="of:=[.O268]/[.F268]" office:value-type="float" office:value="0.585714285714286" calcext:value-type="float">
            <text:p>0.59</text:p>
          </table:table-cell>
          <table:table-cell table:style-name="ce247" table:formula="of:=([.S268]*1000)/[.T26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9]/[.G26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9]/2.5)*0.7457" office:value-type="float" office:value="324.1587728" calcext:value-type="float">
            <text:p>324</text:p>
          </table:table-cell>
          <table:table-cell table:style-name="ce78" table:formula="of:=MIN(([.G269]*[.O269])*[.N269]*[.P269];[.L26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9]/([.E269]*0.5))*[.G269]" office:value-type="float" office:value="10.439175257732" calcext:value-type="float">
            <text:p>10.44</text:p>
          </table:table-cell>
          <table:table-cell table:style-name="ce242" table:formula="of:=[.O269]/[.F269]" office:value-type="float" office:value="0.628865979381443" calcext:value-type="float">
            <text:p>0.63</text:p>
          </table:table-cell>
          <table:table-cell table:style-name="ce247" table:formula="of:=([.S269]*1000)/[.T26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70]/[.G27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70]/2.5)*0.7457" office:value-type="float" office:value="514.533" calcext:value-type="float">
            <text:p>515</text:p>
          </table:table-cell>
          <table:table-cell table:style-name="ce78" table:formula="of:=MIN(([.G270]*[.O270])*[.N270]*[.P270];[.L27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2.027038164898" calcext:value-type="float">
            <text:p>12.03</text:p>
          </table:table-cell>
          <table:table-cell table:style-name="ce242" table:formula="of:=[.O270]/[.F270]" office:value-type="float" office:value="0.445445857959184" calcext:value-type="float">
            <text:p>0.45</text:p>
          </table:table-cell>
          <table:table-cell table:style-name="ce247" table:formula="of:=([.S270]*1000)/[.T27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1]/[.G271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1]/2.5)*0.7457" office:value-type="float" office:value="377.92076" calcext:value-type="float">
            <text:p>378</text:p>
          </table:table-cell>
          <table:table-cell table:style-name="ce78" table:formula="of:=MIN(([.G271]*[.O271])*[.N271]*[.P271];[.L271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1]/([.E271]*0.5))*[.G271]" office:value-type="float" office:value="12.6979591836735" calcext:value-type="float">
            <text:p>12.70</text:p>
          </table:table-cell>
          <table:table-cell table:style-name="ce242" table:formula="of:=[.O271]/[.F271]" office:value-type="float" office:value="0.544642857142857" calcext:value-type="float">
            <text:p>0.54</text:p>
          </table:table-cell>
          <table:table-cell table:style-name="ce247" table:formula="of:=([.S271]*1000)/[.T271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2]/[.G27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2]/2.5)*0.7457" office:value-type="float" office:value="385.97432" calcext:value-type="float">
            <text:p>386</text:p>
          </table:table-cell>
          <table:table-cell table:style-name="ce78" table:formula="of:=MIN(([.G272]*[.O272])*[.N272]*[.P272];[.L27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3.0434782608696" calcext:value-type="float">
            <text:p>13.04</text:p>
          </table:table-cell>
          <table:table-cell table:style-name="ce242" table:formula="of:=[.O272]/[.F272]" office:value-type="float" office:value="0.521739130434783" calcext:value-type="float">
            <text:p>0.52</text:p>
          </table:table-cell>
          <table:table-cell table:style-name="ce247" table:formula="of:=([.S272]*1000)/[.T27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3]/[.G27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3]/2.5)*0.7457" office:value-type="float" office:value="541.3782" calcext:value-type="float">
            <text:p>541</text:p>
          </table:table-cell>
          <table:table-cell table:style-name="ce78" table:formula="of:=MIN(([.G273]*[.O273])*[.N273]*[.P273];[.L27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3]/([.E273]*0.5))*[.G273]" office:value-type="float" office:value="12.8486842105263" calcext:value-type="float">
            <text:p>12.85</text:p>
          </table:table-cell>
          <table:table-cell table:style-name="ce242" table:formula="of:=[.O273]/[.F273]" office:value-type="float" office:value="0.414473684210526" calcext:value-type="float">
            <text:p>0.41</text:p>
          </table:table-cell>
          <table:table-cell table:style-name="ce247" table:formula="of:=([.S273]*1000)/[.T2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4]/[.G27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4]/2.5)*0.7457" office:value-type="float" office:value="394.02788" calcext:value-type="float">
            <text:p>394</text:p>
          </table:table-cell>
          <table:table-cell table:style-name="ce78" table:formula="of:=MIN(([.G274]*[.O274])*[.N274]*[.P274];[.L27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1.9475862068966" calcext:value-type="float">
            <text:p>11.95</text:p>
          </table:table-cell>
          <table:table-cell table:style-name="ce242" table:formula="of:=[.O274]/[.F274]" office:value-type="float" office:value="0.420689655172414" calcext:value-type="float">
            <text:p>0.42</text:p>
          </table:table-cell>
          <table:table-cell table:style-name="ce247" table:formula="of:=([.S274]*1000)/[.T27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5]/[.G27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5]/2.5)*0.7457" office:value-type="float" office:value="328.108" calcext:value-type="float">
            <text:p>328</text:p>
          </table:table-cell>
          <table:table-cell table:style-name="ce78" table:formula="of:=MIN(([.G275]*[.O275])*[.N275]*[.P275];[.L27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5]/([.E275]*0.5))*[.G275]" office:value-type="float" office:value="12.75" calcext:value-type="float">
            <text:p>12.75</text:p>
          </table:table-cell>
          <table:table-cell table:style-name="ce242" table:formula="of:=[.O275]/[.F275]" office:value-type="float" office:value="0.75" calcext:value-type="float">
            <text:p>0.75</text:p>
          </table:table-cell>
          <table:table-cell table:style-name="ce247" table:formula="of:=([.S275]*1000)/[.T27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6]/[.G27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6]/2.5)*0.7457" office:value-type="float" office:value="503.19836" calcext:value-type="float">
            <text:p>503</text:p>
          </table:table-cell>
          <table:table-cell table:style-name="ce78" table:formula="of:=MIN(([.G276]*[.O276])*[.N276]*[.P276];[.L27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6]/([.E276]*0.5))*[.G276]" office:value-type="float" office:value="12.6692307692308" calcext:value-type="float">
            <text:p>12.67</text:p>
          </table:table-cell>
          <table:table-cell table:style-name="ce242" table:formula="of:=[.O276]/[.F276]" office:value-type="float" office:value="0.469230769230769" calcext:value-type="float">
            <text:p>0.47</text:p>
          </table:table-cell>
          <table:table-cell table:style-name="ce247" table:formula="of:=([.S276]*1000)/[.T27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7]/[.G27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7]/2.5)*0.7457" office:value-type="float" office:value="562.2578" calcext:value-type="float">
            <text:p>562</text:p>
          </table:table-cell>
          <table:table-cell table:style-name="ce78" table:formula="of:=MIN(([.G277]*[.O277])*[.N277]*[.P277];[.L27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4.64" calcext:value-type="float">
            <text:p>14.64</text:p>
          </table:table-cell>
          <table:table-cell table:style-name="ce242" table:formula="of:=[.O277]/[.F277]" office:value-type="float" office:value="0.488" calcext:value-type="float">
            <text:p>0.49</text:p>
          </table:table-cell>
          <table:table-cell table:style-name="ce247" table:formula="of:=([.S277]*1000)/[.T27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0.0965517241379" calcext:value-type="float">
            <text:p>10.10</text:p>
          </table:table-cell>
          <table:table-cell table:style-name="ce242" table:formula="of:=[.O278]/[.F278]" office:value-type="float" office:value="0.420689655172414" calcext:value-type="float">
            <text:p>0.42</text:p>
          </table:table-cell>
          <table:table-cell table:style-name="ce247" table:formula="of:=([.S278]*1000)/[.T27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9]/[.G27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9]/2.5)*0.7457" office:value-type="float" office:value="351.9704" calcext:value-type="float">
            <text:p>352</text:p>
          </table:table-cell>
          <table:table-cell table:style-name="ce78" table:formula="of:=MIN(([.G279]*[.O279])*[.N279]*[.P279];[.L27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9]/([.E279]*0.5))*[.G279]" office:value-type="float" office:value="13.7410526315789" calcext:value-type="float">
            <text:p>13.74</text:p>
          </table:table-cell>
          <table:table-cell table:style-name="ce242" table:formula="of:=[.O279]/[.F279]" office:value-type="float" office:value="0.642105263157895" calcext:value-type="float">
            <text:p>0.64</text:p>
          </table:table-cell>
          <table:table-cell table:style-name="ce247" table:formula="of:=([.S279]*1000)/[.T27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8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80]/[.G28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80]/2.5)*0.7457" office:value-type="float" office:value="383.2898" calcext:value-type="float">
            <text:p>383</text:p>
          </table:table-cell>
          <table:table-cell table:style-name="ce78" table:formula="of:=MIN(([.G280]*[.O280])*[.N280]*[.P280];[.L28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0]/([.E280]*0.5))*[.G280]" office:value-type="float" office:value="11.2040816326531" calcext:value-type="float">
            <text:p>11.20</text:p>
          </table:table-cell>
          <table:table-cell table:style-name="ce242" table:formula="of:=[.O280]/[.F280]" office:value-type="float" office:value="0.414965986394558" calcext:value-type="float">
            <text:p>0.41</text:p>
          </table:table-cell>
          <table:table-cell table:style-name="ce247" table:formula="of:=([.S280]*1000)/[.T28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1]/([.E281]*0.5))*[.G281]" office:value-type="float" office:value="15.25" calcext:value-type="float">
            <text:p>15.25</text:p>
          </table:table-cell>
          <table:table-cell table:style-name="ce242" table:formula="of:=[.O281]/[.F281]" office:value-type="float" office:value="0.61" calcext:value-type="float">
            <text:p>0.61</text:p>
          </table:table-cell>
          <table:table-cell table:style-name="ce247" table:formula="of:=([.S281]*1000)/[.T28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8636363636364" calcext:value-type="float">
            <text:p>13.86</text:p>
          </table:table-cell>
          <table:table-cell table:style-name="ce242" table:formula="of:=[.O282]/[.F282]" office:value-type="float" office:value="0.554545454545455" calcext:value-type="float">
            <text:p>0.55</text:p>
          </table:table-cell>
          <table:table-cell table:style-name="ce247" table:formula="of:=([.S282]*1000)/[.T28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3]/[.G28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3]/2.5)*0.7457" office:value-type="float" office:value="560.7664" calcext:value-type="float">
            <text:p>561</text:p>
          </table:table-cell>
          <table:table-cell table:style-name="ce78" table:formula="of:=MIN(([.G283]*[.O283])*[.N283]*[.P283];[.L28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6760563380282" calcext:value-type="float">
            <text:p>12.68</text:p>
          </table:table-cell>
          <table:table-cell table:style-name="ce242" table:formula="of:=[.O283]/[.F283]" office:value-type="float" office:value="0.422535211267606" calcext:value-type="float">
            <text:p>0.42</text:p>
          </table:table-cell>
          <table:table-cell table:style-name="ce247" table:formula="of:=([.S283]*1000)/[.T28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4]/[.G28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4]/2.5)*0.7457" office:value-type="float" office:value="256.5208" calcext:value-type="float">
            <text:p>257</text:p>
          </table:table-cell>
          <table:table-cell table:style-name="ce78" table:formula="of:=MIN(([.G284]*[.O284])*[.N284]*[.P284];[.L28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15" calcext:value-type="float">
            <text:p>12.15</text:p>
          </table:table-cell>
          <table:table-cell table:style-name="ce242" table:formula="of:=[.O284]/[.F284]" office:value-type="float" office:value="0.6" calcext:value-type="float">
            <text:p>0.60</text:p>
          </table:table-cell>
          <table:table-cell table:style-name="ce247" table:formula="of:=([.S284]*1000)/[.T28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5]/[.G28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5]/2.5)*0.7457" office:value-type="float" office:value="344.5134" calcext:value-type="float">
            <text:p>345</text:p>
          </table:table-cell>
          <table:table-cell table:style-name="ce78" table:formula="of:=MIN(([.G285]*[.O285])*[.N285]*[.P285];[.L28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1.0769230769231" calcext:value-type="float">
            <text:p>11.08</text:p>
          </table:table-cell>
          <table:table-cell table:style-name="ce242" table:formula="of:=[.O285]/[.F285]" office:value-type="float" office:value="0.461538461538462" calcext:value-type="float">
            <text:p>0.46</text:p>
          </table:table-cell>
          <table:table-cell table:style-name="ce247" table:formula="of:=([.S285]*1000)/[.T28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6]/[.G28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6]/2.5)*0.7457" office:value-type="float" office:value="348.16733" calcext:value-type="float">
            <text:p>348</text:p>
          </table:table-cell>
          <table:table-cell table:style-name="ce78" table:formula="of:=MIN(([.G286]*[.O286])*[.N286]*[.P286];[.L28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6]/([.E286]*0.5))*[.G286]" office:value-type="float" office:value="14.8941176470588" calcext:value-type="float">
            <text:p>14.89</text:p>
          </table:table-cell>
          <table:table-cell table:style-name="ce242" table:formula="of:=[.O286]/[.F286]" office:value-type="float" office:value="0.705882352941176" calcext:value-type="float">
            <text:p>0.71</text:p>
          </table:table-cell>
          <table:table-cell table:style-name="ce247" table:formula="of:=([.S286]*1000)/[.T28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7]/[.G28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7]/2.5)*0.7457" office:value-type="float" office:value="351.9704" calcext:value-type="float">
            <text:p>352</text:p>
          </table:table-cell>
          <table:table-cell table:style-name="ce78" table:formula="of:=MIN(([.G287]*[.O287])*[.N287]*[.P287];[.L28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7]/([.E287]*0.5))*[.G287]" office:value-type="float" office:value="13.054" calcext:value-type="float">
            <text:p>13.05</text:p>
          </table:table-cell>
          <table:table-cell table:style-name="ce242" table:formula="of:=[.O287]/[.F287]" office:value-type="float" office:value="0.61" calcext:value-type="float">
            <text:p>0.61</text:p>
          </table:table-cell>
          <table:table-cell table:style-name="ce247" table:formula="of:=([.S287]*1000)/[.T28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N2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8]/2" office:value-type="float" office:value="53.5" calcext:value-type="float">
            <text:p>53.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05" calcext:value-type="float">
            <text:p>1205</text:p>
          </table:table-cell>
          <table:table-cell table:style-name="ce48" table:formula="of:=[.H288]/[.G288]" office:value-type="float" office:value="63.421052631579" calcext:value-type="float">
            <text:p>63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9" calcext:value-type="float">
            <text:p>89</text:p>
          </table:table-cell>
          <table:table-cell table:style-name="ce72" table:formula="of:=([.H288]/2.5)*0.7457" office:value-type="float" office:value="359.4274" calcext:value-type="float">
            <text:p>359</text:p>
          </table:table-cell>
          <table:table-cell table:style-name="ce78" table:formula="of:=MIN(([.G288]*[.O288])*[.N288]*[.P288];[.L288])" office:value-type="float" office:value="291.278733396321" calcext:value-type="float">
            <text:p>2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77" calcext:value-type="percentage">
            <text:p>5.7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8]/([.E288]*0.5))*[.G288]" office:value-type="float" office:value="11.6273858063551" calcext:value-type="float">
            <text:p>11.63</text:p>
          </table:table-cell>
          <table:table-cell table:style-name="ce242" table:formula="of:=[.O288]/[.F288]" office:value-type="float" office:value="0.611967674018692" calcext:value-type="float">
            <text:p>0.61</text:p>
          </table:table-cell>
          <table:table-cell table:style-name="ce247" table:formula="of:=([.S288]*1000)/[.T288]" office:value-type="float" office:value="349.175650280817" calcext:value-type="float">
            <text:p>349.18</text:p>
          </table:table-cell>
          <table:table-cell table:style-name="ce111" office:value-type="string" calcext:value-type="string">
            <text:p>https://www.lner.info/locos/N/n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K3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35" calcext:value-type="float">
            <text:p>135</text:p>
          </table:table-cell>
          <table:table-cell table:style-name="ce4" office:value-type="float" office:value="64" calcext:value-type="float">
            <text:p>6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308" calcext:value-type="float">
            <text:p>2308</text:p>
          </table:table-cell>
          <table:table-cell table:style-name="ce48" table:formula="of:=[.H289]/[.G289]" office:value-type="float" office:value="82.4285714285714" calcext:value-type="float">
            <text:p>82.4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4" calcext:value-type="float">
            <text:p>134</text:p>
          </table:table-cell>
          <table:table-cell table:style-name="ce72" table:formula="of:=([.H289]/2.5)*0.7457" office:value-type="float" office:value="688.43024" calcext:value-type="float">
            <text:p>688</text:p>
          </table:table-cell>
          <table:table-cell table:style-name="ce78" table:formula="of:=MIN(([.G289]*[.O289])*[.N289]*[.P289];[.L28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07" calcext:value-type="float">
            <text:p>407</text:p>
          </table:table-cell>
          <table:table-cell table:style-name="ce23"/>
          <table:table-cell table:style-name="ce242" table:formula="of:=([.O289]/([.E289]*0.5))*[.G289]" office:value-type="float" office:value="12.6518518518519" calcext:value-type="float">
            <text:p>12.65</text:p>
          </table:table-cell>
          <table:table-cell table:style-name="ce242" table:formula="of:=[.O289]/[.F289]" office:value-type="float" office:value="0.4765625" calcext:value-type="float">
            <text:p>0.48</text:p>
          </table:table-cell>
          <table:table-cell table:style-name="ce247" table:formula="of:=([.S289]*1000)/[.T28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lner.info/locos/K/k3k5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0]/[.G2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90]/2.5)*0.7457" office:value-type="float" office:value="560.7664" calcext:value-type="float">
            <text:p>561</text:p>
          </table:table-cell>
          <table:table-cell table:style-name="ce78" table:formula="of:=MIN(([.G290]*[.O290])*[.N290]*[.P290];[.L29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20" calcext:value-type="float">
            <text:p>20.00</text:p>
          </table:table-cell>
          <table:table-cell table:style-name="ce242" table:formula="of:=[.O290]/[.F290]" office:value-type="float" office:value="0.666666666666667" calcext:value-type="float">
            <text:p>0.67</text:p>
          </table:table-cell>
          <table:table-cell table:style-name="ce247" table:formula="of:=([.S290]*1000)/[.T29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9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91]/[.G29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91]/2.5)*0.7457" office:value-type="float" office:value="429.5232" calcext:value-type="float">
            <text:p>430</text:p>
          </table:table-cell>
          <table:table-cell table:style-name="ce78" table:formula="of:=MIN(([.G291]*[.O291])*[.N291]*[.P291];[.L29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3.2167832167832" calcext:value-type="float">
            <text:p>13.22</text:p>
          </table:table-cell>
          <table:table-cell table:style-name="ce242" table:formula="of:=[.O291]/[.F291]" office:value-type="float" office:value="0.41958041958042" calcext:value-type="float">
            <text:p>0.42</text:p>
          </table:table-cell>
          <table:table-cell table:style-name="ce247" table:formula="of:=([.S291]*1000)/[.T29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92]/[.G29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92]/2.5)*0.7457" office:value-type="float" office:value="873.9604" calcext:value-type="float">
            <text:p>874</text:p>
          </table:table-cell>
          <table:table-cell table:style-name="ce78" table:formula="of:=MIN(([.G292]*[.O292])*[.N292]*[.P292];[.L292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92]/[.F292]" office:value-type="float" office:value="0.359554927439024" calcext:value-type="float">
            <text:p>0.36</text:p>
          </table:table-cell>
          <table:table-cell table:style-name="ce247" table:formula="of:=([.S292]*1000)/[.T29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3]/[.G29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3]/2.5)*0.7457" office:value-type="float" office:value="560.7664" calcext:value-type="float">
            <text:p>561</text:p>
          </table:table-cell>
          <table:table-cell table:style-name="ce78" table:formula="of:=MIN(([.G293]*[.O293])*[.N293]*[.P293];[.L29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2.0281690140845" calcext:value-type="float">
            <text:p>12.03</text:p>
          </table:table-cell>
          <table:table-cell table:style-name="ce242" table:formula="of:=[.O293]/[.F293]" office:value-type="float" office:value="0.429577464788732" calcext:value-type="float">
            <text:p>0.43</text:p>
          </table:table-cell>
          <table:table-cell table:style-name="ce247" table:formula="of:=([.S293]*1000)/[.T29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4]/[.G29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4]/2.5)*0.7457" office:value-type="float" office:value="385.97432" calcext:value-type="float">
            <text:p>386</text:p>
          </table:table-cell>
          <table:table-cell table:style-name="ce78" table:formula="of:=MIN(([.G294]*[.O294])*[.N294]*[.P294];[.L29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4]*[.F294]/[.G29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4]/[.F294]" office:value-type="float" office:value="0.3039068879" calcext:value-type="float">
            <text:p>0.30</text:p>
          </table:table-cell>
          <table:table-cell table:style-name="ce247" table:formula="of:=([.S294]*1000)/[.T29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5]/[.G29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5]/2.5)*0.7457" office:value-type="float" office:value="454.877" calcext:value-type="float">
            <text:p>455</text:p>
          </table:table-cell>
          <table:table-cell table:style-name="ce78" table:formula="of:=MIN(([.G295]*[.O295])*[.N295]*[.P295];[.L295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4.018691588785" calcext:value-type="float">
            <text:p>14.02</text:p>
          </table:table-cell>
          <table:table-cell table:style-name="ce242" table:formula="of:=[.O295]/[.F295]" office:value-type="float" office:value="0.560747663551402" calcext:value-type="float">
            <text:p>0.56</text:p>
          </table:table-cell>
          <table:table-cell table:style-name="ce247" table:formula="of:=([.S295]*1000)/[.T29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6]/[.G29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6]/2.5)*0.7457" office:value-type="float" office:value="308.779456" calcext:value-type="float">
            <text:p>309</text:p>
          </table:table-cell>
          <table:table-cell table:style-name="ce78" table:formula="of:=MIN(([.G296]*[.O296])*[.N296]*[.P296];[.L29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8.9027027027027" calcext:value-type="float">
            <text:p>8.90</text:p>
          </table:table-cell>
          <table:table-cell table:style-name="ce242" table:formula="of:=[.O296]/[.F296]" office:value-type="float" office:value="0.412162162162162" calcext:value-type="float">
            <text:p>0.41</text:p>
          </table:table-cell>
          <table:table-cell table:style-name="ce247" table:formula="of:=([.S296]*1000)/[.T29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7]/[.G29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7]" office:value-type="float" office:value="27.1783163434138" calcext:value-type="float">
            <text:p>27.18</text:p>
          </table:table-cell>
          <table:table-cell table:style-name="ce92" table:formula="of:=([.M297]/[.N297])/([.G297]*[.O29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7]/([.E297]*0.5))*[.G297]" office:value-type="float" office:value="10.169950631729" calcext:value-type="float">
            <text:p>10.17</text:p>
          </table:table-cell>
          <table:table-cell table:style-name="ce241" table:formula="of:=[.O297]/([.E297]*0.5)" office:value-type="float" office:value="0.350687952818242" calcext:value-type="float">
            <text:p>0.35</text:p>
          </table:table-cell>
          <table:table-cell table:style-name="ce246" table:formula="of:=([.S297]*1000)/[.T29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8]/[.G29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8]/2.5)*0.7457" office:value-type="float" office:value="440.9652208" calcext:value-type="float">
            <text:p>441</text:p>
          </table:table-cell>
          <table:table-cell table:style-name="ce78" table:formula="of:=MIN(([.G298]*[.O298])*[.N298]*[.P298];[.L29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3.9351111111111" calcext:value-type="float">
            <text:p>13.94</text:p>
          </table:table-cell>
          <table:table-cell table:style-name="ce242" table:formula="of:=[.O298]/[.F298]" office:value-type="float" office:value="0.677777777777778" calcext:value-type="float">
            <text:p>0.68</text:p>
          </table:table-cell>
          <table:table-cell table:style-name="ce247" table:formula="of:=([.S298]*1000)/[.T29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9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9]/[.G29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9]/2.5)*0.7457" office:value-type="float" office:value="392.83476" calcext:value-type="float">
            <text:p>393</text:p>
          </table:table-cell>
          <table:table-cell table:style-name="ce78" table:formula="of:=MIN(([.G299]*[.O299])*[.N299]*[.P299];[.L29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9]/([.E299]*0.5))*[.G299]" office:value-type="float" office:value="12.3297872340426" calcext:value-type="float">
            <text:p>12.33</text:p>
          </table:table-cell>
          <table:table-cell table:style-name="ce242" table:formula="of:=[.O299]/[.F299]" office:value-type="float" office:value="0.432624113475177" calcext:value-type="float">
            <text:p>0.43</text:p>
          </table:table-cell>
          <table:table-cell table:style-name="ce247" table:formula="of:=([.S299]*1000)/[.T299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0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300]/[.G30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300]/2.5)*0.7457" office:value-type="float" office:value="288.43676" calcext:value-type="float">
            <text:p>288</text:p>
          </table:table-cell>
          <table:table-cell table:style-name="ce78" table:formula="of:=MIN(([.G300]*[.O300])*[.N300]*[.P300];[.L300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300]/([.E300]*0.5))*[.G300]" office:value-type="float" office:value="11.640985088" calcext:value-type="float">
            <text:p>11.64</text:p>
          </table:table-cell>
          <table:table-cell table:style-name="ce242" table:formula="of:=[.O300]/[.F300]" office:value-type="float" office:value="0.727561568" calcext:value-type="float">
            <text:p>0.73</text:p>
          </table:table-cell>
          <table:table-cell table:style-name="ce247" table:formula="of:=([.S300]*1000)/[.T300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301]/[.G301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301]/2.5)*0.7457" office:value-type="float" office:value="534.81604" calcext:value-type="float">
            <text:p>535</text:p>
          </table:table-cell>
          <table:table-cell table:style-name="ce78" table:formula="of:=MIN(([.G301]*[.O301])*[.N301]*[.P301];[.L301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301]/([.E301]*0.5))*[.G301]" office:value-type="float" office:value="15.25" calcext:value-type="float">
            <text:p>15.25</text:p>
          </table:table-cell>
          <table:table-cell table:style-name="ce242" table:formula="of:=[.O301]/[.F301]" office:value-type="float" office:value="0.61" calcext:value-type="float">
            <text:p>0.61</text:p>
          </table:table-cell>
          <table:table-cell table:style-name="ce247" table:formula="of:=([.S301]*1000)/[.T301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30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302]/[.G30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302]/2.5)*0.7457" office:value-type="float" office:value="114.24124" calcext:value-type="float">
            <text:p>114</text:p>
          </table:table-cell>
          <table:table-cell table:style-name="ce78" table:formula="of:=MIN(([.G302]*[.O302])*[.N302]*[.P302];[.L30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302]/([.E302]*0.5))*[.G302]" office:value-type="float" office:value="6.14583333333333" calcext:value-type="float">
            <text:p>6.15</text:p>
          </table:table-cell>
          <table:table-cell table:style-name="ce242" table:formula="of:=[.O302]/[.F30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3]/[.G30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3]/2.5)*0.7457" office:value-type="float" office:value="448.9114" calcext:value-type="float">
            <text:p>449</text:p>
          </table:table-cell>
          <table:table-cell table:style-name="ce78" table:formula="of:=MIN(([.G303]*[.O303])*[.N303]*[.P303];[.L30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3]/[.F303]" office:value-type="float" office:value="0.60748978125" calcext:value-type="float">
            <text:p>0.61</text:p>
          </table:table-cell>
          <table:table-cell table:style-name="ce247" table:formula="of:=([.S303]*1000)/[.T30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4]/[.G30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4]/2.5)*0.7457" office:value-type="float" office:value="593.5772" calcext:value-type="float">
            <text:p>594</text:p>
          </table:table-cell>
          <table:table-cell table:style-name="ce78" table:formula="of:=MIN(([.G304]*[.O304])*[.N304]*[.P304];[.L30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4]/[.F304]" office:value-type="float" office:value="0.429538229166667" calcext:value-type="float">
            <text:p>0.43</text:p>
          </table:table-cell>
          <table:table-cell table:style-name="ce247" table:formula="of:=([.S304]*1000)/[.T30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5]/[.G30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5]/2.5)*0.7457" office:value-type="float" office:value="274.745708" calcext:value-type="float">
            <text:p>275</text:p>
          </table:table-cell>
          <table:table-cell table:style-name="ce78" table:formula="of:=MIN(([.G305]*[.O305])*[.N305]*[.P305];[.L30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6.25" calcext:value-type="float">
            <text:p>16.25</text:p>
          </table:table-cell>
          <table:table-cell table:style-name="ce242" table:formula="of:=[.O305]/[.F305]" office:value-type="float" office:value="0.833333333333333" calcext:value-type="float">
            <text:p>0.83</text:p>
          </table:table-cell>
          <table:table-cell table:style-name="ce247" table:formula="of:=([.S305]*1000)/[.T30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6]/[.G30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6]/[.N306])/([.G306]*[.O30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6]/([.E306]*0.5))*[.G306]" office:value-type="float" office:value="15.1135483870968" calcext:value-type="float">
            <text:p>15.11</text:p>
          </table:table-cell>
          <table:table-cell table:style-name="ce243" table:formula="of:=[.O306]/[.F306]" office:value-type="float" office:value="0.444516129032258" calcext:value-type="float">
            <text:p>0.44</text:p>
          </table:table-cell>
          <table:table-cell table:style-name="ce246" table:formula="of:=([.S306]*1000)/[.T30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7]/[.G30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7]/2.5)*0.7457" office:value-type="float" office:value="377.3242" calcext:value-type="float">
            <text:p>377</text:p>
          </table:table-cell>
          <table:table-cell table:style-name="ce78" table:formula="of:=MIN(([.G307]*[.O307])*[.N307]*[.P307];[.L30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7]/([.E307]*0.5))*[.G307]" office:value-type="float" office:value="13.0714285714286" calcext:value-type="float">
            <text:p>13.07</text:p>
          </table:table-cell>
          <table:table-cell table:style-name="ce242" table:formula="of:=[.O307]/[.F307]" office:value-type="float" office:value="0.484126984126984" calcext:value-type="float">
            <text:p>0.48</text:p>
          </table:table-cell>
          <table:table-cell table:style-name="ce247" table:formula="of:=([.S307]*1000)/[.T30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8]/[.G30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8]/2.5)*0.7457" office:value-type="float" office:value="323.8604928" calcext:value-type="float">
            <text:p>324</text:p>
          </table:table-cell>
          <table:table-cell table:style-name="ce78" table:formula="of:=MIN(([.G308]*[.O308])*[.N308]*[.P308];[.L30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8]/([.E308]*0.5))*[.G308]" office:value-type="float" office:value="10.439175257732" calcext:value-type="float">
            <text:p>10.44</text:p>
          </table:table-cell>
          <table:table-cell table:style-name="ce242" table:formula="of:=[.O308]/[.F308]" office:value-type="float" office:value="0.628865979381443" calcext:value-type="float">
            <text:p>0.63</text:p>
          </table:table-cell>
          <table:table-cell table:style-name="ce247" table:formula="of:=([.S308]*1000)/[.T30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9]/[.G30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9]/2.5)*0.7457" office:value-type="float" office:value="637.42436" calcext:value-type="float">
            <text:p>637</text:p>
          </table:table-cell>
          <table:table-cell table:style-name="ce78" table:formula="of:=MIN(([.G309]*[.O309])*[.N309]*[.P309];[.L309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9]/([.E309]*0.5))*[.G309]" office:value-type="float" office:value="33.93125" calcext:value-type="float">
            <text:p>33.93</text:p>
          </table:table-cell>
          <table:table-cell table:style-name="ce242" table:formula="of:=[.O309]/[.F309]" office:value-type="float" office:value="0.7625" calcext:value-type="float">
            <text:p>0.76</text:p>
          </table:table-cell>
          <table:table-cell table:style-name="ce247" table:formula="of:=([.S309]*1000)/[.T30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10]/[.G31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10]/2.5)*0.7457" office:value-type="float" office:value="620.4224" calcext:value-type="float">
            <text:p>620</text:p>
          </table:table-cell>
          <table:table-cell table:style-name="ce78" table:formula="of:=MIN(([.G310]*[.O310])*[.N310]*[.P310];[.L31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0]*[.F310]/[.G31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10]/[.F310]" office:value-type="float" office:value="0.640150522177419" calcext:value-type="float">
            <text:p>0.64</text:p>
          </table:table-cell>
          <table:table-cell table:style-name="ce247" table:formula="of:=([.S310]*1000)/[.T31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11]/[.G31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11]/2.5)*0.7457" office:value-type="float" office:value="802.3732" calcext:value-type="float">
            <text:p>802</text:p>
          </table:table-cell>
          <table:table-cell table:style-name="ce78" table:formula="of:=MIN(([.G311]*[.O311])*[.N311]*[.P311];[.L31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11]/([.E311]*0.5))*[.G311]" office:value-type="float" office:value="16.14375" calcext:value-type="float">
            <text:p>16.14</text:p>
          </table:table-cell>
          <table:table-cell table:style-name="ce242" table:formula="of:=[.O311]/[.F311]" office:value-type="float" office:value="0.39375" calcext:value-type="float">
            <text:p>0.39</text:p>
          </table:table-cell>
          <table:table-cell table:style-name="ce247" table:formula="of:=([.S311]*1000)/[.T31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1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12]/[.G31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12]/2.5)*0.7457" office:value-type="float" office:value="417.592" calcext:value-type="float">
            <text:p>418</text:p>
          </table:table-cell>
          <table:table-cell table:style-name="ce78" table:formula="of:=MIN(([.G312]*[.O312])*[.N312]*[.P312];[.L31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12]/([.E312]*0.5))*[.G312]" office:value-type="float" office:value="10.9379310344828" calcext:value-type="float">
            <text:p>10.94</text:p>
          </table:table-cell>
          <table:table-cell table:style-name="ce242" table:formula="of:=[.O312]/[.F312]" office:value-type="float" office:value="0.420689655172414" calcext:value-type="float">
            <text:p>0.42</text:p>
          </table:table-cell>
          <table:table-cell table:style-name="ce247" table:formula="of:=([.S312]*1000)/[.T31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3]/[.G31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3]/[.N313])/([.G313]*[.O31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3]/([.E313]*0.5))*[.G313]" office:value-type="float" office:value="10.9379562043796" calcext:value-type="float">
            <text:p>10.94</text:p>
          </table:table-cell>
          <table:table-cell table:style-name="ce241" table:formula="of:=[.O313]/[.F313]" office:value-type="float" office:value="0.405109489051095" calcext:value-type="float">
            <text:p>0.41</text:p>
          </table:table-cell>
          <table:table-cell table:style-name="ce246" table:formula="of:=([.S313]*1000)/[.T31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4]/[.G31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4]/2.5)*0.7457" office:value-type="float" office:value="345.40824" calcext:value-type="float">
            <text:p>345</text:p>
          </table:table-cell>
          <table:table-cell table:style-name="ce78" table:formula="of:=MIN(([.G314]*[.O314])*[.N314]*[.P314];[.L31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4]/[.F314]" office:value-type="float" office:value="0.435714285714286" calcext:value-type="float">
            <text:p>0.44</text:p>
          </table:table-cell>
          <table:table-cell table:style-name="ce247" table:formula="of:=([.S314]*1000)/[.T31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5]/[.G31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5]/2.5)*0.7457" office:value-type="float" office:value="499.619" calcext:value-type="float">
            <text:p>500</text:p>
          </table:table-cell>
          <table:table-cell table:style-name="ce78" table:formula="of:=MIN(([.G315]*[.O315])*[.N315]*[.P315];[.L31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5]/[.F315]" office:value-type="float" office:value="0.54775328609375" calcext:value-type="float">
            <text:p>0.55</text:p>
          </table:table-cell>
          <table:table-cell table:style-name="ce247" table:formula="of:=([.S315]*1000)/[.T31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6]/[.G31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6]/2.5)*0.7457" office:value-type="float" office:value="454.877" calcext:value-type="float">
            <text:p>455</text:p>
          </table:table-cell>
          <table:table-cell table:style-name="ce78" table:formula="of:=MIN(([.G316]*[.O316])*[.N316]*[.P316];[.L316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2.7083333333333" calcext:value-type="float">
            <text:p>12.71</text:p>
          </table:table-cell>
          <table:table-cell table:style-name="ce242" table:formula="of:=[.O316]/[.F316]" office:value-type="float" office:value="0.508333333333333" calcext:value-type="float">
            <text:p>0.51</text:p>
          </table:table-cell>
          <table:table-cell table:style-name="ce247" table:formula="of:=([.S316]*1000)/[.T31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7]/[.G31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7]/2.5)*0.7457" office:value-type="float" office:value="454.877" calcext:value-type="float">
            <text:p>455</text:p>
          </table:table-cell>
          <table:table-cell table:style-name="ce78" table:formula="of:=MIN(([.G317]*[.O317])*[.N317]*[.P317];[.L31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7]/([.E317]*0.5))*[.G317]" office:value-type="float" office:value="13.034188034188" calcext:value-type="float">
            <text:p>13.03</text:p>
          </table:table-cell>
          <table:table-cell table:style-name="ce242" table:formula="of:=[.O317]/[.F317]" office:value-type="float" office:value="0.521367521367521" calcext:value-type="float">
            <text:p>0.52</text:p>
          </table:table-cell>
          <table:table-cell table:style-name="ce247" table:formula="of:=([.S317]*1000)/[.T31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8]/[.G31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8]/2.5)*0.7457" office:value-type="float" office:value="332.5822" calcext:value-type="float">
            <text:p>333</text:p>
          </table:table-cell>
          <table:table-cell table:style-name="ce78" table:formula="of:=MIN(([.G318]*[.O318])*[.N318]*[.P318];[.L31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8]/([.E318]*0.5))*[.G318]" office:value-type="float" office:value="10.9515789473684" calcext:value-type="float">
            <text:p>10.95</text:p>
          </table:table-cell>
          <table:table-cell table:style-name="ce242" table:formula="of:=[.O318]/[.F318]" office:value-type="float" office:value="0.715789473684211" calcext:value-type="float">
            <text:p>0.72</text:p>
          </table:table-cell>
          <table:table-cell table:style-name="ce247" table:formula="of:=([.S318]*1000)/[.T31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9]/[.G31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9]/2.5)*0.7457" office:value-type="float" office:value="472.47552" calcext:value-type="float">
            <text:p>472</text:p>
          </table:table-cell>
          <table:table-cell table:style-name="ce78" table:formula="of:=MIN(([.G319]*[.O319])*[.N319]*[.P319];[.L31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9]/([.E319]*0.5))*[.G319]" office:value-type="float" office:value="15.3368421052632" calcext:value-type="float">
            <text:p>15.34</text:p>
          </table:table-cell>
          <table:table-cell table:style-name="ce242" table:formula="of:=[.O319]/[.F319]" office:value-type="float" office:value="0.652631578947368" calcext:value-type="float">
            <text:p>0.65</text:p>
          </table:table-cell>
          <table:table-cell table:style-name="ce247" table:formula="of:=([.S319]*1000)/[.T31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0]/[.G32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0]/2.5)*0.7457" office:value-type="float" office:value="341.5127032" calcext:value-type="float">
            <text:p>342</text:p>
          </table:table-cell>
          <table:table-cell table:style-name="ce78" table:formula="of:=MIN(([.G320]*[.O320])*[.N320]*[.P320];[.L32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0]/([.E320]*0.5))*[.G320]" office:value-type="float" office:value="11.822380952381" calcext:value-type="float">
            <text:p>11.82</text:p>
          </table:table-cell>
          <table:table-cell table:style-name="ce242" table:formula="of:=[.O320]/[.F320]" office:value-type="float" office:value="0.580952380952381" calcext:value-type="float">
            <text:p>0.58</text:p>
          </table:table-cell>
          <table:table-cell table:style-name="ce247" table:formula="of:=([.S320]*1000)/[.T32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21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1]/[.G32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1]/2.5)*0.7457" office:value-type="float" office:value="323.93208" calcext:value-type="float">
            <text:p>324</text:p>
          </table:table-cell>
          <table:table-cell table:style-name="ce78" table:formula="of:=MIN(([.G321]*[.O321])*[.N321]*[.P321];[.L32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1]/([.E321]*0.5))*[.G321]" office:value-type="float" office:value="10.6495833333333" calcext:value-type="float">
            <text:p>10.65</text:p>
          </table:table-cell>
          <table:table-cell table:style-name="ce242" table:formula="of:=[.O321]/[.F321]" office:value-type="float" office:value="0.635416666666667" calcext:value-type="float">
            <text:p>0.64</text:p>
          </table:table-cell>
          <table:table-cell table:style-name="ce247" table:formula="of:=([.S321]*1000)/[.T321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22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22]/[.G322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22]/2.5)*0.7457" office:value-type="float" office:value="349.28588" calcext:value-type="float">
            <text:p>349</text:p>
          </table:table-cell>
          <table:table-cell table:style-name="ce78" table:formula="of:=MIN(([.G322]*[.O322])*[.N322]*[.P322];[.L322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2.0613636363636" calcext:value-type="float">
            <text:p>12.06</text:p>
          </table:table-cell>
          <table:table-cell table:style-name="ce242" table:formula="of:=[.O322]/[.F322]" office:value-type="float" office:value="0.693181818181818" calcext:value-type="float">
            <text:p>0.69</text:p>
          </table:table-cell>
          <table:table-cell table:style-name="ce247" table:formula="of:=([.S322]*1000)/[.T322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3]/[.G32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3]/2.5)*0.7457" office:value-type="float" office:value="284.8574" calcext:value-type="float">
            <text:p>285</text:p>
          </table:table-cell>
          <table:table-cell table:style-name="ce78" table:formula="of:=MIN(([.G323]*[.O323])*[.N323]*[.P323];[.L32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3]/([.E323]*0.5))*[.G323]" office:value-type="float" office:value="9.78444867310345" calcext:value-type="float">
            <text:p>9.78</text:p>
          </table:table-cell>
          <table:table-cell table:style-name="ce242" table:formula="of:=[.O323]/[.F323]" office:value-type="float" office:value="0.752649897931034" calcext:value-type="float">
            <text:p>0.75</text:p>
          </table:table-cell>
          <table:table-cell table:style-name="ce247" table:formula="of:=([.S323]*1000)/[.T32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NER V1 Class</text:p>
          </table:table-cell>
          <table:table-cell table:style-name="ce20" office:value-type="string" calcext:value-type="string">
            <text:p>2-6-2T</text:p>
          </table:table-cell>
          <table:table-cell table:style-name="ce10" table:formula="of:=(5*12)+8" office:value-type="float" office:value="68" calcext:value-type="float">
            <text:p>68</text:p>
          </table:table-cell>
          <table:table-cell table:style-name="ce31" office:value-type="float" office:value="108" calcext:value-type="float">
            <text:p>108</text:p>
          </table:table-cell>
          <table:table-cell table:style-name="ce4" table:formula="of:=[.E324]/2" office:value-type="float" office:value="54" calcext:value-type="float">
            <text:p>54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24]/[.G324]" office:value-type="float" office:value="72.8713768115942" calcext:value-type="float">
            <text:p>72.87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4]/2.5)*0.7457" office:value-type="float" office:value="479.93252" calcext:value-type="float">
            <text:p>480</text:p>
          </table:table-cell>
          <table:table-cell table:style-name="ce78" table:formula="of:=MIN(([.G324]*[.O324])*[.N324]*[.P324];[.L324])" office:value-type="float" office:value="312.897856101126" calcext:value-type="float">
            <text:p>3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24]/([.E324]*0.5))*[.G324]" office:value-type="float" office:value="12.9822222222222" calcext:value-type="float">
            <text:p>12.98</text:p>
          </table:table-cell>
          <table:table-cell table:style-name="ce242" table:formula="of:=[.O324]/[.F324]" office:value-type="float" office:value="0.587962962962963" calcext:value-type="float">
            <text:p>0.59</text:p>
          </table:table-cell>
          <table:table-cell table:style-name="ce247" table:formula="of:=([.S324]*1000)/[.T324]" office:value-type="float" office:value="312.735364601164" calcext:value-type="float">
            <text:p>312.74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5]/[.G32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5]/2.5)*0.7457" office:value-type="float" office:value="262.4864" calcext:value-type="float">
            <text:p>262</text:p>
          </table:table-cell>
          <table:table-cell table:style-name="ce78" table:formula="of:=MIN(([.G325]*[.O325])*[.N325]*[.P325];[.L32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5]/([.E325]*0.5))*[.G325]" office:value-type="float" office:value="11.43" calcext:value-type="float">
            <text:p>11.43</text:p>
          </table:table-cell>
          <table:table-cell table:style-name="ce242" table:formula="of:=[.O325]/[.F325]" office:value-type="float" office:value="0.635" calcext:value-type="float">
            <text:p>0.64</text:p>
          </table:table-cell>
          <table:table-cell table:style-name="ce247" table:formula="of:=([.S325]*1000)/[.T32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6]/[.G32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6]/2.5)*0.7457" office:value-type="float" office:value="517.5158" calcext:value-type="float">
            <text:p>518</text:p>
          </table:table-cell>
          <table:table-cell table:style-name="ce78" table:formula="of:=MIN(([.G326]*[.O326])*[.N326]*[.P326];[.L32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6]/[.F326]" office:value-type="float" office:value="0.351168286451613" calcext:value-type="float">
            <text:p>0.35</text:p>
          </table:table-cell>
          <table:table-cell table:style-name="ce247" table:formula="of:=([.S326]*1000)/[.T32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7]/[.G32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7]/2.5)*0.7457" office:value-type="float" office:value="526.4642" calcext:value-type="float">
            <text:p>526</text:p>
          </table:table-cell>
          <table:table-cell table:style-name="ce78" table:formula="of:=MIN(([.G327]*[.O327])*[.N327]*[.P327];[.L32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7]*[.F327]/[.G32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7]/[.F327]" office:value-type="float" office:value="0.5163663140625" calcext:value-type="float">
            <text:p>0.52</text:p>
          </table:table-cell>
          <table:table-cell table:style-name="ce247" table:formula="of:=([.S327]*1000)/[.T32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8]/[.G32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8]/2.5)*0.7457" office:value-type="float" office:value="454.877" calcext:value-type="float">
            <text:p>455</text:p>
          </table:table-cell>
          <table:table-cell table:style-name="ce78" table:formula="of:=MIN(([.G328]*[.O328])*[.N328]*[.P328];[.L32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8]/([.E328]*0.5))*[.G328]" office:value-type="float" office:value="16.0526315789474" calcext:value-type="float">
            <text:p>16.05</text:p>
          </table:table-cell>
          <table:table-cell table:style-name="ce242" table:formula="of:=[.O328]/[.F328]" office:value-type="float" office:value="0.642105263157895" calcext:value-type="float">
            <text:p>0.64</text:p>
          </table:table-cell>
          <table:table-cell table:style-name="ce247" table:formula="of:=([.S328]*1000)/[.T32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9]/[.G32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9]/2.5)*0.7457" office:value-type="float" office:value="341.5127032" calcext:value-type="float">
            <text:p>342</text:p>
          </table:table-cell>
          <table:table-cell table:style-name="ce78" table:formula="of:=MIN(([.G329]*[.O329])*[.N329]*[.P329];[.L32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9]/([.E329]*0.5))*[.G329]" office:value-type="float" office:value="11.822380952381" calcext:value-type="float">
            <text:p>11.82</text:p>
          </table:table-cell>
          <table:table-cell table:style-name="ce242" table:formula="of:=[.O329]/[.F329]" office:value-type="float" office:value="0.580952380952381" calcext:value-type="float">
            <text:p>0.58</text:p>
          </table:table-cell>
          <table:table-cell table:style-name="ce247" table:formula="of:=([.S329]*1000)/[.T329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30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30]/[.G33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30]/2.5)*0.7457" office:value-type="float" office:value="300.06968" calcext:value-type="float">
            <text:p>300</text:p>
          </table:table-cell>
          <table:table-cell table:style-name="ce78" table:formula="of:=MIN(([.G330]*[.O330])*[.N330]*[.P330];[.L330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0]/([.E330]*0.5))*[.G330]" office:value-type="float" office:value="11.459094696" calcext:value-type="float">
            <text:p>11.46</text:p>
          </table:table-cell>
          <table:table-cell table:style-name="ce242" table:formula="of:=[.O330]/[.F330]" office:value-type="float" office:value="0.6548054112" calcext:value-type="float">
            <text:p>0.65</text:p>
          </table:table-cell>
          <table:table-cell table:style-name="ce247" table:formula="of:=([.S330]*1000)/[.T330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31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31]/[.G33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31]/2.5)*0.7457" office:value-type="float" office:value="323.93208" calcext:value-type="float">
            <text:p>324</text:p>
          </table:table-cell>
          <table:table-cell table:style-name="ce78" table:formula="of:=MIN(([.G331]*[.O331])*[.N331]*[.P331];[.L33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31]/([.E331]*0.5))*[.G331]" office:value-type="float" office:value="12.0277647058824" calcext:value-type="float">
            <text:p>12.03</text:p>
          </table:table-cell>
          <table:table-cell table:style-name="ce242" table:formula="of:=[.O331]/[.F331]" office:value-type="float" office:value="0.717647058823529" calcext:value-type="float">
            <text:p>0.72</text:p>
          </table:table-cell>
          <table:table-cell table:style-name="ce247" table:formula="of:=([.S331]*1000)/[.T331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32]/[.G33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32]/2.5)*0.7457" office:value-type="float" office:value="780.0022" calcext:value-type="float">
            <text:p>780</text:p>
          </table:table-cell>
          <table:table-cell table:style-name="ce78" table:formula="of:=MIN(([.G332]*[.O332])*[.N332]*[.P332];[.L33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2]*[.F332]/[.G33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32]/[.F332]" office:value-type="float" office:value="0.28349523125" calcext:value-type="float">
            <text:p>0.28</text:p>
          </table:table-cell>
          <table:table-cell table:style-name="ce247" table:formula="of:=([.S332]*1000)/[.T33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3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33]/[.G33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33]/2.5)*0.7457" office:value-type="float" office:value="408.6436" calcext:value-type="float">
            <text:p>409</text:p>
          </table:table-cell>
          <table:table-cell table:style-name="ce78" table:formula="of:=MIN(([.G333]*[.O333])*[.N333]*[.P333];[.L33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3]/([.E333]*0.5))*[.G333]" office:value-type="float" office:value="12.768" calcext:value-type="float">
            <text:p>12.77</text:p>
          </table:table-cell>
          <table:table-cell table:style-name="ce242" table:formula="of:=[.O333]/[.F333]" office:value-type="float" office:value="0.456" calcext:value-type="float">
            <text:p>0.46</text:p>
          </table:table-cell>
          <table:table-cell table:style-name="ce247" table:formula="of:=([.S333]*1000)/[.T33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4]/[.G33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4]/2.5)*0.7457" office:value-type="float" office:value="514.533" calcext:value-type="float">
            <text:p>515</text:p>
          </table:table-cell>
          <table:table-cell table:style-name="ce78" table:formula="of:=MIN(([.G334]*[.O334])*[.N334]*[.P334];[.L33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4]/([.E334]*0.5))*[.G334]" office:value-type="float" office:value="12.6518518518519" calcext:value-type="float">
            <text:p>12.65</text:p>
          </table:table-cell>
          <table:table-cell table:style-name="ce242" table:formula="of:=[.O334]/[.F334]" office:value-type="float" office:value="0.451851851851852" calcext:value-type="float">
            <text:p>0.45</text:p>
          </table:table-cell>
          <table:table-cell table:style-name="ce247" table:formula="of:=([.S334]*1000)/[.T33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5]/[.G33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5]/2.5)*0.7457" office:value-type="float" office:value="377.3242" calcext:value-type="float">
            <text:p>377</text:p>
          </table:table-cell>
          <table:table-cell table:style-name="ce78" table:formula="of:=MIN(([.G335]*[.O335])*[.N335]*[.P335];[.L33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5]/([.E335]*0.5))*[.G335]" office:value-type="float" office:value="13.0714285714286" calcext:value-type="float">
            <text:p>13.07</text:p>
          </table:table-cell>
          <table:table-cell table:style-name="ce242" table:formula="of:=[.O335]/[.F335]" office:value-type="float" office:value="0.484126984126984" calcext:value-type="float">
            <text:p>0.48</text:p>
          </table:table-cell>
          <table:table-cell table:style-name="ce247" table:formula="of:=([.S335]*1000)/[.T33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6]/[.G33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6]/[.N336])/([.G336]*[.O33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6]/([.E336]*0.5))*[.G336]" office:value-type="float" office:value="20.3703703703704" calcext:value-type="float">
            <text:p>20.37</text:p>
          </table:table-cell>
          <table:table-cell table:style-name="ce241" table:formula="of:=[.O336]/[.F336]" office:value-type="float" office:value="0.407407407407407" calcext:value-type="float">
            <text:p>0.41</text:p>
          </table:table-cell>
          <table:table-cell table:style-name="ce246" table:formula="of:=([.S336]*1000)/[.T33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7]/[.G33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7]/2.5)*0.7457" office:value-type="float" office:value="489.1792" calcext:value-type="float">
            <text:p>489</text:p>
          </table:table-cell>
          <table:table-cell table:style-name="ce78" table:formula="of:=MIN(([.G337]*[.O337])*[.N337]*[.P337];[.L33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7]*[.F337]/[.G33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7]/[.F337]" office:value-type="float" office:value="0.39689332375" calcext:value-type="float">
            <text:p>0.40</text:p>
          </table:table-cell>
          <table:table-cell table:style-name="ce247" table:formula="of:=([.S337]*1000)/[.T33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8]/[.G33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8]/2.5)*0.7457" office:value-type="float" office:value="377.3242" calcext:value-type="float">
            <text:p>377</text:p>
          </table:table-cell>
          <table:table-cell table:style-name="ce78" table:formula="of:=MIN(([.G338]*[.O338])*[.N338]*[.P338];[.L33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8]/([.E338]*0.5))*[.G338]" office:value-type="float" office:value="13.0714285714286" calcext:value-type="float">
            <text:p>13.07</text:p>
          </table:table-cell>
          <table:table-cell table:style-name="ce242" table:formula="of:=[.O338]/[.F338]" office:value-type="float" office:value="0.484126984126984" calcext:value-type="float">
            <text:p>0.48</text:p>
          </table:table-cell>
          <table:table-cell table:style-name="ce247" table:formula="of:=([.S338]*1000)/[.T33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9]/[.G33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9]/[.N339])/([.G339]*[.O33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9]/([.E339]*0.5))*[.G339]" office:value-type="float" office:value="16.271875" calcext:value-type="float">
            <text:p>16.27</text:p>
          </table:table-cell>
          <table:table-cell table:style-name="ce242" table:formula="of:=[.O339]/[.F339]" office:value-type="float" office:value="0.396875" calcext:value-type="float">
            <text:p>0.40</text:p>
          </table:table-cell>
          <table:table-cell table:style-name="ce246" table:formula="of:=([.S339]*1000)/[.T33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40]/[.G34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40]/2.5)*0.7457" office:value-type="float" office:value="311.7026" calcext:value-type="float">
            <text:p>312</text:p>
          </table:table-cell>
          <table:table-cell table:style-name="ce78" table:formula="of:=MIN(([.G340]*[.O340])*[.N340]*[.P340];[.L34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0]/([.E340]*0.5))*[.G340]" office:value-type="float" office:value="11.59" calcext:value-type="float">
            <text:p>11.59</text:p>
          </table:table-cell>
          <table:table-cell table:style-name="ce242" table:formula="of:=[.O340]/[.F340]" office:value-type="float" office:value="0.61" calcext:value-type="float">
            <text:p>0.61</text:p>
          </table:table-cell>
          <table:table-cell table:style-name="ce247" table:formula="of:=([.S340]*1000)/[.T34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41]/[.G34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41]/2.5)*0.7457" office:value-type="float" office:value="436.9802" calcext:value-type="float">
            <text:p>437</text:p>
          </table:table-cell>
          <table:table-cell table:style-name="ce78" table:formula="of:=MIN(([.G341]*[.O341])*[.N341]*[.P341];[.L34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41]/([.E341]*0.5))*[.G341]" office:value-type="float" office:value="18.4177777777778" calcext:value-type="float">
            <text:p>18.42</text:p>
          </table:table-cell>
          <table:table-cell table:style-name="ce242" table:formula="of:=[.O341]/[.F341]" office:value-type="float" office:value="0.657777777777778" calcext:value-type="float">
            <text:p>0.66</text:p>
          </table:table-cell>
          <table:table-cell table:style-name="ce247" table:formula="of:=([.S341]*1000)/[.T34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4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42]/[.G34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4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42]/[.N342])/([.G342]*[.O34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42]/([.E342]*0.5))*[.G342]" office:value-type="float" office:value="17.069387755102" calcext:value-type="float">
            <text:p>17.07</text:p>
          </table:table-cell>
          <table:table-cell table:style-name="ce241" table:formula="of:=[.O342]/[.F342]" office:value-type="float" office:value="0.416326530612245" calcext:value-type="float">
            <text:p>0.42</text:p>
          </table:table-cell>
          <table:table-cell table:style-name="ce246" table:formula="of:=([.S342]*1000)/[.T34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43]/[.G34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43]/2.5)*0.7457" office:value-type="float" office:value="549.2468264" calcext:value-type="float">
            <text:p>549</text:p>
          </table:table-cell>
          <table:table-cell table:style-name="ce78" table:formula="of:=MIN(([.G343]*[.O343])*[.N343]*[.P343];[.L34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43]/([.E343]*0.5))*[.G343]" office:value-type="float" office:value="11.9236904761905" calcext:value-type="float">
            <text:p>11.92</text:p>
          </table:table-cell>
          <table:table-cell table:style-name="ce242" table:formula="of:=[.O343]/[.F343]" office:value-type="float" office:value="0.44047619047619" calcext:value-type="float">
            <text:p>0.44</text:p>
          </table:table-cell>
          <table:table-cell table:style-name="ce247" table:formula="of:=([.S343]*1000)/[.T34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4]/[.G34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4]/2.5)*0.7457" office:value-type="float" office:value="838.1668" calcext:value-type="float">
            <text:p>838</text:p>
          </table:table-cell>
          <table:table-cell table:style-name="ce78" table:formula="of:=MIN(([.G344]*[.O344])*[.N344]*[.P344];[.L34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4]*[.F344]/[.G34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4]/[.F344]" office:value-type="float" office:value="0.3175" calcext:value-type="float">
            <text:p>0.32</text:p>
          </table:table-cell>
          <table:table-cell table:style-name="ce247" table:formula="of:=([.S344]*1000)/[.T34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5]/[.G34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5]/2.5)*0.7457" office:value-type="float" office:value="499.619" calcext:value-type="float">
            <text:p>500</text:p>
          </table:table-cell>
          <table:table-cell table:style-name="ce78" table:formula="of:=MIN(([.G345]*[.O345])*[.N345]*[.P345];[.L34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5]/([.E345]*0.5))*[.G345]" office:value-type="float" office:value="11.2" calcext:value-type="float">
            <text:p>11.20</text:p>
          </table:table-cell>
          <table:table-cell table:style-name="ce242" table:formula="of:=[.O345]/[.F345]" office:value-type="float" office:value="0.4" calcext:value-type="float">
            <text:p>0.40</text:p>
          </table:table-cell>
          <table:table-cell table:style-name="ce247" table:formula="of:=([.S345]*1000)/[.T34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6]/[.G34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6]/2.5)*0.7457" office:value-type="float" office:value="341.5127032" calcext:value-type="float">
            <text:p>342</text:p>
          </table:table-cell>
          <table:table-cell table:style-name="ce78" table:formula="of:=MIN(([.G346]*[.O346])*[.N346]*[.P346];[.L34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6]/([.E346]*0.5))*[.G346]" office:value-type="float" office:value="13.0668421052632" calcext:value-type="float">
            <text:p>13.07</text:p>
          </table:table-cell>
          <table:table-cell table:style-name="ce242" table:formula="of:=[.O346]/[.F346]" office:value-type="float" office:value="0.580952380952381" calcext:value-type="float">
            <text:p>0.58</text:p>
          </table:table-cell>
          <table:table-cell table:style-name="ce247" table:formula="of:=([.S346]*1000)/[.T346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7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7]/[.G34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7]/2.5)*0.7457" office:value-type="float" office:value="441.4544" calcext:value-type="float">
            <text:p>441</text:p>
          </table:table-cell>
          <table:table-cell table:style-name="ce78" table:formula="of:=MIN(([.G347]*[.O347])*[.N347]*[.P347];[.L34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7]/([.E347]*0.5))*[.G347]" office:value-type="float" office:value="13.4842105263158" calcext:value-type="float">
            <text:p>13.48</text:p>
          </table:table-cell>
          <table:table-cell table:style-name="ce242" table:formula="of:=[.O347]/[.F347]" office:value-type="float" office:value="0.642105263157895" calcext:value-type="float">
            <text:p>0.64</text:p>
          </table:table-cell>
          <table:table-cell table:style-name="ce247" table:formula="of:=([.S347]*1000)/[.T347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8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8]/[.G348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8]/2.5)*0.7457" office:value-type="float" office:value="503.079048" calcext:value-type="float">
            <text:p>503</text:p>
          </table:table-cell>
          <table:table-cell table:style-name="ce78" table:formula="of:=MIN(([.G348]*[.O348])*[.N348]*[.P348];[.L348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8]/([.E348]*0.5))*[.G348]" office:value-type="float" office:value="18.7986111111111" calcext:value-type="float">
            <text:p>18.80</text:p>
          </table:table-cell>
          <table:table-cell table:style-name="ce242" table:formula="of:=[.O348]/[.F348]" office:value-type="float" office:value="0.694444444444444" calcext:value-type="float">
            <text:p>0.69</text:p>
          </table:table-cell>
          <table:table-cell table:style-name="ce247" table:formula="of:=([.S348]*1000)/[.T348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9" calcext:value-type="float">
            <text:p>1939</text:p>
          </table:table-cell>
          <table:table-cell table:style-name="ce7" office:value-type="string" calcext:value-type="string">
            <text:p>LNER V3 Class</text:p>
          </table:table-cell>
          <table:table-cell table:style-name="ce17" office:value-type="string" calcext:value-type="string">
            <text:p>2-6-2T</text:p>
          </table:table-cell>
          <table:table-cell table:formula="of:=(5*12)+8"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style-name="ce4" table:formula="of:=[.E349]/2" office:value-type="float" office:value="55" calcext:value-type="float">
            <text:p>55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49]/[.G349]" office:value-type="float" office:value="72.8713768115942" calcext:value-type="float">
            <text:p>72.8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1" calcext:value-type="float">
            <text:p>111</text:p>
          </table:table-cell>
          <table:table-cell table:style-name="ce72" table:formula="of:=([.H349]/2.5)*0.7457" office:value-type="float" office:value="479.93252" calcext:value-type="float">
            <text:p>480</text:p>
          </table:table-cell>
          <table:table-cell table:style-name="ce78" table:formula="of:=MIN(([.G349]*[.O349])*[.N349]*[.P349];[.L349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49]/([.E349]*0.5))*[.G349]" office:value-type="float" office:value="12.5454545454545" calcext:value-type="float">
            <text:p>12.55</text:p>
          </table:table-cell>
          <table:table-cell table:style-name="ce242" table:formula="of:=[.O349]/[.F349]" office:value-type="float" office:value="0.568181818181818" calcext:value-type="float">
            <text:p>0.57</text:p>
          </table:table-cell>
          <table:table-cell table:style-name="ce247" table:formula="of:=([.S349]*1000)/[.T349]" office:value-type="float" office:value="323.623188405797" calcext:value-type="float">
            <text:p>323.62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0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50]/[.G35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50]/2.5)*0.7457" office:value-type="float" office:value="730.786" calcext:value-type="float">
            <text:p>731</text:p>
          </table:table-cell>
          <table:table-cell table:style-name="ce78" table:formula="of:=MIN(([.G350]*[.O350])*[.N350]*[.P350];[.L350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50]/([.E350]*0.5))*[.G350]" office:value-type="float" office:value="19.6" calcext:value-type="float">
            <text:p>19.60</text:p>
          </table:table-cell>
          <table:table-cell table:style-name="ce242" table:formula="of:=[.O350]/[.F350]" office:value-type="float" office:value="0.4" calcext:value-type="float">
            <text:p>0.40</text:p>
          </table:table-cell>
          <table:table-cell table:style-name="ce247" table:formula="of:=([.S350]*1000)/[.T350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51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51]/[.G35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51]/2.5)*0.7457" office:value-type="float" office:value="438.4716" calcext:value-type="float">
            <text:p>438</text:p>
          </table:table-cell>
          <table:table-cell table:style-name="ce78" table:formula="of:=MIN(([.G351]*[.O351])*[.N351]*[.P351];[.L351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51]/([.E351]*0.5))*[.G351]" office:value-type="float" office:value="19.125" calcext:value-type="float">
            <text:p>19.13</text:p>
          </table:table-cell>
          <table:table-cell table:style-name="ce242" table:formula="of:=[.O351]/[.F351]" office:value-type="float" office:value="0.708333333333333" calcext:value-type="float">
            <text:p>0.71</text:p>
          </table:table-cell>
          <table:table-cell table:style-name="ce247" table:formula="of:=([.S351]*1000)/[.T351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52]/[.G35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52]/2.5)*0.7457" office:value-type="float" office:value="554.8008" calcext:value-type="float">
            <text:p>555</text:p>
          </table:table-cell>
          <table:table-cell table:style-name="ce78" table:formula="of:=MIN(([.G352]*[.O352])*[.N352]*[.P352];[.L352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2]*[.F352]/[.G352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52]/[.F352]" office:value-type="float" office:value="0.338365276008064" calcext:value-type="float">
            <text:p>0.34</text:p>
          </table:table-cell>
          <table:table-cell table:style-name="ce247" table:formula="of:=([.S352]*1000)/[.T352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53]/[.G35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53]/2.5)*0.7457" office:value-type="float" office:value="286.3488" calcext:value-type="float">
            <text:p>286</text:p>
          </table:table-cell>
          <table:table-cell table:style-name="ce78" table:formula="of:=MIN(([.G353]*[.O353])*[.N353]*[.P353];[.L353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53]/([.E353]*0.5))*[.G353]" office:value-type="float" office:value="15.3" calcext:value-type="float">
            <text:p>15.30</text:p>
          </table:table-cell>
          <table:table-cell table:style-name="ce242" table:formula="of:=[.O353]/[.F353]" office:value-type="float" office:value="0.8" calcext:value-type="float">
            <text:p>0.80</text:p>
          </table:table-cell>
          <table:table-cell table:style-name="ce247" table:formula="of:=([.S353]*1000)/[.T353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54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54]/[.G35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54]/2.5)*0.7457" office:value-type="float" office:value="501.1104" calcext:value-type="float">
            <text:p>501</text:p>
          </table:table-cell>
          <table:table-cell table:style-name="ce78" table:formula="of:=MIN(([.G354]*[.O354])*[.N354]*[.P354];[.L354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54]/([.E354]*0.5))*[.G354]" office:value-type="float" office:value="19.6555555555556" calcext:value-type="float">
            <text:p>19.66</text:p>
          </table:table-cell>
          <table:table-cell table:style-name="ce242" table:formula="of:=[.O354]/[.F354]" office:value-type="float" office:value="0.677777777777778" calcext:value-type="float">
            <text:p>0.68</text:p>
          </table:table-cell>
          <table:table-cell table:style-name="ce247" table:formula="of:=([.S354]*1000)/[.T354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5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5]/[.G35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5]/2.5)*0.7457" office:value-type="float" office:value="518.2615" calcext:value-type="float">
            <text:p>518</text:p>
          </table:table-cell>
          <table:table-cell table:style-name="ce78" table:formula="of:=MIN(([.G355]*[.O355])*[.N355]*[.P355];[.L355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5]/([.E355]*0.5))*[.G355]" office:value-type="float" office:value="12.4482481751825" calcext:value-type="float">
            <text:p>12.45</text:p>
          </table:table-cell>
          <table:table-cell table:style-name="ce242" table:formula="of:=[.O355]/[.F355]" office:value-type="float" office:value="0.45985401459854" calcext:value-type="float">
            <text:p>0.46</text:p>
          </table:table-cell>
          <table:table-cell table:style-name="ce247" table:formula="of:=([.S355]*1000)/[.T355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6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6]/[.G35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6]/2.5)*0.7457" office:value-type="float" office:value="407.1522" calcext:value-type="float">
            <text:p>407</text:p>
          </table:table-cell>
          <table:table-cell table:style-name="ce78" table:formula="of:=MIN(([.G356]*[.O356])*[.N356]*[.P356];[.L356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6]/([.E356]*0.5))*[.G356]" office:value-type="float" office:value="13.6221428571429" calcext:value-type="float">
            <text:p>13.62</text:p>
          </table:table-cell>
          <table:table-cell table:style-name="ce242" table:formula="of:=[.O356]/[.F356]" office:value-type="float" office:value="0.504523809523809" calcext:value-type="float">
            <text:p>0.50</text:p>
          </table:table-cell>
          <table:table-cell table:style-name="ce247" table:formula="of:=([.S356]*1000)/[.T356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NER L1</text:p>
          </table:table-cell>
          <table:table-cell table:style-name="ce17" office:value-type="string" calcext:value-type="string">
            <text:p>2-6-4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57]/2" office:value-type="float" office:value="52.5" calcext:value-type="float">
            <text:p>52.5</text:p>
          </table:table-cell>
          <table:table-cell table:style-name="ce10" office:value-type="float" office:value="27.74" calcext:value-type="float">
            <text:p>27.74</text:p>
          </table:table-cell>
          <table:table-cell table:style-name="ce10" office:value-type="float" office:value="1620.5" calcext:value-type="float">
            <text:p>1620.5</text:p>
          </table:table-cell>
          <table:table-cell table:style-name="ce48" table:formula="of:=[.H357]/[.G357]" office:value-type="float" office:value="58.4174477289113" calcext:value-type="float">
            <text:p>58.42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42" calcext:value-type="float">
            <text:p>142</text:p>
          </table:table-cell>
          <table:table-cell table:style-name="ce72" table:formula="of:=([.H357]/2.5)*0.7457" office:value-type="float" office:value="483.36274" calcext:value-type="float">
            <text:p>483</text:p>
          </table:table-cell>
          <table:table-cell table:style-name="ce78" table:formula="of:=MIN(([.G357]*[.O357])*[.N357]*[.P357];[.L357])" office:value-type="float" office:value="358.902663920862" calcext:value-type="float">
            <text:p>35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57" calcext:value-type="float">
            <text:p>4.57</text:p>
          </table:table-cell>
          <table:table-cell table:style-name="ce242" table:formula="of:=([.O357]/([.E357]*0.5))*[.G357]" office:value-type="float" office:value="16.7945885714286" calcext:value-type="float">
            <text:p>16.79</text:p>
          </table:table-cell>
          <table:table-cell table:style-name="ce242" table:formula="of:=[.O357]/[.F357]" office:value-type="float" office:value="0.605428571428571" calcext:value-type="float">
            <text:p>0.61</text:p>
          </table:table-cell>
          <table:table-cell table:style-name="ce247" table:formula="of:=([.S357]*1000)/[.T357]" office:value-type="float" office:value="272.111459031191" calcext:value-type="float">
            <text:p>272.11</text:p>
          </table:table-cell>
          <table:table-cell table:style-name="ce108" office:value-type="string" calcext:value-type="string">
            <text:p>https://www.lner.info/locos/L/l1thompson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8]/[.G35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8]/2.5)*0.7457" office:value-type="float" office:value="632.3536" calcext:value-type="float">
            <text:p>632</text:p>
          </table:table-cell>
          <table:table-cell table:style-name="ce78" table:formula="of:=MIN(([.G358]*[.O358])*[.N358]*[.P358];[.L35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8]*[.F358]/[.G35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8]/[.F358]" office:value-type="float" office:value="0.357353199391447" calcext:value-type="float">
            <text:p>0.36</text:p>
          </table:table-cell>
          <table:table-cell table:style-name="ce247" table:formula="of:=([.S358]*1000)/[.T35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9]/[.G35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9]/2.5)*0.7457" office:value-type="float" office:value="511.5502" calcext:value-type="float">
            <text:p>512</text:p>
          </table:table-cell>
          <table:table-cell table:style-name="ce78" table:formula="of:=MIN(([.G359]*[.O359])*[.N359]*[.P359];[.L35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9]/([.E359]*0.5))*[.G359]" office:value-type="float" office:value="12.372027027027" calcext:value-type="float">
            <text:p>12.37</text:p>
          </table:table-cell>
          <table:table-cell table:style-name="ce242" table:formula="of:=[.O359]/[.F359]" office:value-type="float" office:value="0.426621621621622" calcext:value-type="float">
            <text:p>0.43</text:p>
          </table:table-cell>
          <table:table-cell table:style-name="ce247" table:formula="of:=([.S359]*1000)/[.T35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6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60]/[.G36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60]/2.5)*0.7457" office:value-type="float" office:value="305.737" calcext:value-type="float">
            <text:p>306</text:p>
          </table:table-cell>
          <table:table-cell table:style-name="ce78" table:formula="of:=MIN(([.G360]*[.O360])*[.N360]*[.P360];[.L36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60]/([.E360]*0.5))*[.G360]" office:value-type="float" office:value="10.98" calcext:value-type="float">
            <text:p>10.98</text:p>
          </table:table-cell>
          <table:table-cell table:style-name="ce242" table:formula="of:=[.O360]/[.F360]" office:value-type="float" office:value="0.61" calcext:value-type="float">
            <text:p>0.61</text:p>
          </table:table-cell>
          <table:table-cell table:style-name="ce247" table:formula="of:=([.S360]*1000)/[.T36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61]/[.G36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61]/2.5)*0.7457" office:value-type="float" office:value="363.9016" calcext:value-type="float">
            <text:p>364</text:p>
          </table:table-cell>
          <table:table-cell table:style-name="ce78" table:formula="of:=MIN(([.G361]*[.O361])*[.N361]*[.P361];[.L36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61]/([.E361]*0.5))*[.G361]" office:value-type="float" office:value="12.7" calcext:value-type="float">
            <text:p>12.70</text:p>
          </table:table-cell>
          <table:table-cell table:style-name="ce242" table:formula="of:=[.O361]/[.F361]" office:value-type="float" office:value="0.552173913043478" calcext:value-type="float">
            <text:p>0.55</text:p>
          </table:table-cell>
          <table:table-cell table:style-name="ce247" table:formula="of:=([.S361]*1000)/[.T36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6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62]/[.G36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62]/2.5)*0.7457" office:value-type="float" office:value="401.78316" calcext:value-type="float">
            <text:p>402</text:p>
          </table:table-cell>
          <table:table-cell table:style-name="ce78" table:formula="of:=MIN(([.G362]*[.O362])*[.N362]*[.P362];[.L36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62]/([.E362]*0.5))*[.G362]" office:value-type="float" office:value="12.4547368421053" calcext:value-type="float">
            <text:p>12.45</text:p>
          </table:table-cell>
          <table:table-cell table:style-name="ce242" table:formula="of:=[.O362]/[.F362]" office:value-type="float" office:value="0.715789473684211" calcext:value-type="float">
            <text:p>0.72</text:p>
          </table:table-cell>
          <table:table-cell table:style-name="ce247" table:formula="of:=([.S362]*1000)/[.T36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63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63]/[.G363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63]/2.5)*0.7457" office:value-type="float" office:value="285.364476" calcext:value-type="float">
            <text:p>285</text:p>
          </table:table-cell>
          <table:table-cell table:style-name="ce78" table:formula="of:=MIN(([.G363]*[.O363])*[.N363]*[.P363];[.L363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63]/([.E363]*0.5))*[.G363]" office:value-type="float" office:value="11.36125" calcext:value-type="float">
            <text:p>11.36</text:p>
          </table:table-cell>
          <table:table-cell table:style-name="ce242" table:formula="of:=[.O363]/[.F363]" office:value-type="float" office:value="0.7625" calcext:value-type="float">
            <text:p>0.76</text:p>
          </table:table-cell>
          <table:table-cell table:style-name="ce247" table:formula="of:=([.S363]*1000)/[.T363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6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64]/[.G36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6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64]/[.N364])/([.G364]*[.O36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64]/([.E364]*0.5))*[.G364]" office:value-type="float" office:value="13.087786259542" calcext:value-type="float">
            <text:p>13.09</text:p>
          </table:table-cell>
          <table:table-cell table:style-name="ce241" table:formula="of:=[.O364]/[.F364]" office:value-type="float" office:value="0.484732824427481" calcext:value-type="float">
            <text:p>0.48</text:p>
          </table:table-cell>
          <table:table-cell table:style-name="ce246" table:formula="of:=([.S364]*1000)/[.T36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65]/[.G36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65]/2.5)*0.7457" office:value-type="float" office:value="738.243" calcext:value-type="float">
            <text:p>738</text:p>
          </table:table-cell>
          <table:table-cell table:style-name="ce78" table:formula="of:=MIN(([.G365]*[.O365])*[.N365]*[.P365];[.L36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5]/([.E365]*0.5))*[.G365]" office:value-type="float" office:value="17.85" calcext:value-type="float">
            <text:p>17.85</text:p>
          </table:table-cell>
          <table:table-cell table:style-name="ce242" table:formula="of:=[.O365]/[.F365]" office:value-type="float" office:value="0.425" calcext:value-type="float">
            <text:p>0.43</text:p>
          </table:table-cell>
          <table:table-cell table:style-name="ce247" table:formula="of:=([.S365]*1000)/[.T36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6]/[.G36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6]/2.5)*0.7457" office:value-type="float" office:value="492.162" calcext:value-type="float">
            <text:p>492</text:p>
          </table:table-cell>
          <table:table-cell table:style-name="ce78" table:formula="of:=MIN(([.G366]*[.O366])*[.N366]*[.P366];[.L36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6]/([.E366]*0.5))*[.G366]" office:value-type="float" office:value="14.0311111111111" calcext:value-type="float">
            <text:p>14.03</text:p>
          </table:table-cell>
          <table:table-cell table:style-name="ce242" table:formula="of:=[.O366]/[.F366]" office:value-type="float" office:value="0.488888888888889" calcext:value-type="float">
            <text:p>0.49</text:p>
          </table:table-cell>
          <table:table-cell table:style-name="ce247" table:formula="of:=([.S366]*1000)/[.T36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7]/[.G36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7]/2.5)*0.7457" office:value-type="float" office:value="407.45048" calcext:value-type="float">
            <text:p>407</text:p>
          </table:table-cell>
          <table:table-cell table:style-name="ce78" table:formula="of:=MIN(([.G367]*[.O367])*[.N367]*[.P367];[.L36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7]/([.E367]*0.5))*[.G367]" office:value-type="float" office:value="13.4559523809524" calcext:value-type="float">
            <text:p>13.46</text:p>
          </table:table-cell>
          <table:table-cell table:style-name="ce242" table:formula="of:=[.O367]/[.F367]" office:value-type="float" office:value="0.503968253968254" calcext:value-type="float">
            <text:p>0.50</text:p>
          </table:table-cell>
          <table:table-cell table:style-name="ce247" table:formula="of:=([.S367]*1000)/[.T36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8]/[.G36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8]/2.5)*0.7457" office:value-type="float" office:value="359.72568" calcext:value-type="float">
            <text:p>360</text:p>
          </table:table-cell>
          <table:table-cell table:style-name="ce78" table:formula="of:=MIN(([.G368]*[.O368])*[.N368]*[.P368];[.L36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8]/([.E368]*0.5))*[.G368]" office:value-type="float" office:value="12.7" calcext:value-type="float">
            <text:p>12.70</text:p>
          </table:table-cell>
          <table:table-cell table:style-name="ce242" table:formula="of:=[.O368]/[.F368]" office:value-type="float" office:value="0.552173913043478" calcext:value-type="float">
            <text:p>0.55</text:p>
          </table:table-cell>
          <table:table-cell table:style-name="ce247" table:formula="of:=([.S368]*1000)/[.T36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9]/[.G36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9]/2.5)*0.7457" office:value-type="float" office:value="305.737" calcext:value-type="float">
            <text:p>306</text:p>
          </table:table-cell>
          <table:table-cell table:style-name="ce78" table:formula="of:=MIN(([.G369]*[.O369])*[.N369]*[.P369];[.L36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9]/([.E369]*0.5))*[.G36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9]*1000)/[.T36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70]/[.G37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7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70]" office:value-type="float" office:value="44.8963876428572" calcext:value-type="float">
            <text:p>44.90</text:p>
          </table:table-cell>
          <table:table-cell table:style-name="ce92" table:formula="of:=([.M370]/[.N370])/([.G370]*[.O37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70]/[.F370]" office:value-type="float" office:value="0.350753028459822" calcext:value-type="float">
            <text:p>0.35</text:p>
          </table:table-cell>
          <table:table-cell table:style-name="ce246" table:formula="of:=([.S370]*1000)/[.T37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7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71]/[.G37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71]/2.5)*0.7457" office:value-type="float" office:value="601.0342" calcext:value-type="float">
            <text:p>601</text:p>
          </table:table-cell>
          <table:table-cell table:style-name="ce78" table:formula="of:=MIN(([.G371]*[.O371])*[.N371]*[.P371];[.L37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71]/([.E371]*0.5))*[.G371]" office:value-type="float" office:value="23.0181818181818" calcext:value-type="float">
            <text:p>23.02</text:p>
          </table:table-cell>
          <table:table-cell table:style-name="ce242" table:formula="of:=[.O371]/[.F371]" office:value-type="float" office:value="0.575454545454545" calcext:value-type="float">
            <text:p>0.58</text:p>
          </table:table-cell>
          <table:table-cell table:style-name="ce247" table:formula="of:=([.S371]*1000)/[.T37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7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72]/[.G37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72]/2.5)*0.7457" office:value-type="float" office:value="730.786" calcext:value-type="float">
            <text:p>731</text:p>
          </table:table-cell>
          <table:table-cell table:style-name="ce78" table:formula="of:=MIN(([.G372]*[.O372])*[.N372]*[.P372];[.L37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72]/([.E372]*0.5))*[.G372]" office:value-type="float" office:value="19.4" calcext:value-type="float">
            <text:p>19.40</text:p>
          </table:table-cell>
          <table:table-cell table:style-name="ce242" table:formula="of:=[.O372]/[.F372]" office:value-type="float" office:value="0.4" calcext:value-type="float">
            <text:p>0.40</text:p>
          </table:table-cell>
          <table:table-cell table:style-name="ce247" table:formula="of:=([.S372]*1000)/[.T37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7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73]/[.G37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73]/2.5)*0.7457" office:value-type="float" office:value="632.3536" calcext:value-type="float">
            <text:p>632</text:p>
          </table:table-cell>
          <table:table-cell table:style-name="ce78" table:formula="of:=MIN(([.G373]*[.O373])*[.N373]*[.P373];[.L37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73]/([.E373]*0.5))*[.G373]" office:value-type="float" office:value="15.7935483870968" calcext:value-type="float">
            <text:p>15.79</text:p>
          </table:table-cell>
          <table:table-cell table:style-name="ce242" table:formula="of:=[.O373]/[.F373]" office:value-type="float" office:value="0.412903225806452" calcext:value-type="float">
            <text:p>0.41</text:p>
          </table:table-cell>
          <table:table-cell table:style-name="ce247" table:formula="of:=([.S373]*1000)/[.T37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7])*[Extrapolation.M29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9])*[Extrapolation.M29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7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2" number:min-decimal-places="2" number:min-integer-digits="0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5-04-21T15:20:06.914071497</dc:date>
    <meta:editing-duration>P77DT15H40M23S</meta:editing-duration>
    <meta:editing-cycles>3095</meta:editing-cycles>
    <meta:generator>LibreOffice/7.3.7.2$Linux_X86_64 LibreOffice_project/30$Build-2</meta:generator>
    <dc:creator>James Petts</dc:creator>
    <meta:document-statistic meta:table-count="5" meta:cell-count="8666" meta:object-count="0"/>
  </office:meta>
</office:document-meta>
</file>